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list-style-name="L1"/>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style:font-name="arial" fo:font-size="14pt" fo:language="en" fo:country="US"/>
    </style:style>
    <style:style style:name="T4" style:family="text">
      <style:text-properties style:font-name="arial" fo:font-size="14pt" fo:language="en" fo:country="US" fo:font-weight="bold" style:font-weight-asian="bold" style:font-weight-complex="bold"/>
    </style:style>
    <style:style style:name="T5" style:family="text">
      <style:text-properties style:font-name="arial" fo:font-size="14pt" fo:language="en" fo:country="US" fo:font-weight="normal" style:font-weight-asian="normal" style:font-weight-complex="normal"/>
    </style:style>
    <style:style style:name="T6" style:family="text">
      <style:text-properties fo:font-size="14pt" fo:language="en" fo:country="US"/>
    </style:style>
    <style:style style:name="T7" style:family="text">
      <style:text-properties fo:font-size="14pt" fo:language="en" fo:country="US" fo:font-weight="normal" style:font-weight-asian="normal" style:font-weight-complex="normal"/>
    </style:style>
    <style:style style:name="T8"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nutes of Edelweiss Meeting</text:h>
      <text:p text:style-name="Standard">8.00pm, October 25<text:span text:style-name="T8">th</text:span> 2011, held at Hamish and Jodie Farrow’s home.</text:p>
      <text:h text:style-name="Heading_20_3" text:outline-level="3">Present</text:h>
      <text:p text:style-name="Standard">Judy McCowan, Andrew Gray, Hamish Farrow, Jodie Farrow, Kate Jackson, Pete Twomey, Peri <text:s/>McDonald</text:p>
      <text:h text:style-name="Heading_20_3" text:outline-level="3">Apologies</text:h>
      <text:p text:style-name="Standard">Mathew Gray, George McCowan, Jo Jackson, Shirl and Gil Farrow, Scott McAllister, Elizabeth Laws, Caroline and Bernard Ryan, Kerry Harry, Martin Brown</text:p>
      <text:h text:style-name="Heading_20_2" text:outline-level="2">Meeting Open</text:h>
      <text:p text:style-name="Standard">Minutes taken by Hamish in Scott’s absence.</text:p>
      <text:p text:style-name="Standard">Previous minutes tabled and accepted -proposed by Kate, seconded by Peter</text:p>
      <text:h text:style-name="Heading_20_3" text:outline-level="3">President’s report</text:h>
      <text:p text:style-name="Standard">Hamish reported on the Hero Pass – for a season pass at Hotham at very attractive rates. Offer is now closed but the mountain offered a season's pass for the same cost a 7 day tickets , allowing use also at Falls Creek.</text:p>
      <text:p text:style-name="Standard">He spoke of communication difficulty using emails, needing mobile numbers for more urgent replies. <text:s/>The membership list should be updated with mobile phone numbers, but also the age and names of junior members, especially new children, updated email addresses to put on SKI. (Scott)</text:p>
      <text:p text:style-name="Standard">Hamish emphasized that we need to tighten up on meetings – minutes and pre-warnings of meetings, especially to allow the decisions round issues like extending the Lease / redevelopment to be argued and decided.</text:p>
      <text:p text:style-name="Standard">He particularly argues for an AGM with ‘presence’, encouraging as full attendance as possible for this meeting, so the club can feel like a club, not just faceless names. The other meetings are less important and may be ‘process’ meetings with just a quorum.</text:p>
      <text:p text:style-name="Standard"/>
      <text:h text:style-name="Heading_20_3" text:outline-level="3">Treasurer’s report</text:h>
      <text:p text:style-name="P1"><text:span text:style-name="T2">Bank balances: $25000 westpac. $93000 anz</text:span></text:p>
      <text:p text:style-name="Standard"/>
      <text:p text:style-name="Standard">Subs setting – we need to align subs to fixed costs and recurrent expenditure – during the past four years these have grown by an average 7%, so increase for 2011 is recommended as: for Members from $425 to $450, Spouse subs from $65 to $80, nil for Junior Members.</text:p>
      <text:p text:style-name="Standard">An increase to the Work Party levy – previously set at $65 - was also proposed, to $80. This is levied to cover costs of work (including work done by contractors eg fire clearance), the costs to restock the cabin with basics (toilet paper etc) and food and +/- petrol (for those who choose to claim) to cover costs of work party.</text:p>
      <text:p text:style-name="Standard">We rely on the work party crews, and work parties should be fun, those able to offer their time and expertise given good support . It is proposed the levy should form a budget to be allocated at the Cabin Manager’s discretion. Judy to discuss this with Martin.</text:p>
      <text:p text:style-name="Standard">Proposed Member subs to increase from $425 to $450</text:p>
      <text:p text:style-name="Standard">Spouse from $65 to $80</text:p>
      <text:p text:style-name="Standard"><text:soft-page-break/>Work Party levy from $65 to $80</text:p>
      <text:p text:style-name="Standard">Judy proposed and Hamish seconded. All carried by vote.</text:p>
      <text:p text:style-name="Standard"/>
      <text:p text:style-name="Standard">There was also discussion re changes to Cabin Fees. It was agreed that the following changes were made:</text:p>
      <text:p text:style-name="Standard">Full members … $20/night,</text:p>
      <text:p text:style-name="Standard">Child of member under 18 … $10/night</text:p>
      <text:p text:style-name="Standard">Member levy for guests …High Peak $50, Low Peak $30</text:p>
      <text:p text:style-name="Standard">Guest child under 18 … $20 High Peak, $10 Low Peak</text:p>
      <text:p text:style-name="Standard">Summer $10 / night, capped at $50 for the lodge</text:p>
      <text:p text:style-name="Standard">Proposed Peri / Jodie and carried.</text:p>
      <text:p text:style-name="Standard"/>
      <text:p text:style-name="Standard">Discussion, initiated by Kate, was held regarding spousal membership – should the fee for this be equal and therefore have an equal standing? Would this lower the individual rate?</text:p>
      <text:p text:style-name="Standard"/>
      <text:p text:style-name="Standard">Further discussion was held re a levy against all members yearly for 10 years to build a development fund. <text:s/>This emphasized the need for further discussion by as many members as possible (for formal approval ?) at the next meeting. <text:s/>(Issues including the value of a membership if we demutualise.)</text:p>
      <text:p text:style-name="Standard"/>
      <text:p text:style-name="Standard">Public Office statement has been submitted.</text:p>
      <text:h text:style-name="Heading_20_3" text:outline-level="3">Cabin Manager Report</text:h>
      <text:p text:style-name="Standard">absent – no issues raised.</text:p>
      <text:h text:style-name="Heading_20_3" text:outline-level="3">Development</text:h>
      <text:p text:style-name="Standard">Peri presented proposed plans for development designed to fulfill requirements to gain extension of the Lease. With documentation prepared by Peri and his architect wife Suzanne, he looked at the brief of a smaller redevelopment to gain a new lease, trying to keep costs at close to $100,000, based on another lodge’s successful re-securing of a lease.</text:p>
      <text:p text:style-name="Standard"/>
      <text:p text:style-name="Standard">Features of the plans include:</text:p>
      <text:p text:style-name="Standard">Intentions to improve bathrooms and sleeping as a priority.</text:p>
      <text:list xml:id="list846762588" text:style-name="L1">
        <text:list-item>
          <text:p text:style-name="P3">First stage 1 - - demolish current toilets and showers and combining them as bathrooms. Turn last bedroom on L into corridor, then add a room on the Western end – and keep the bed numbers the same – though this is not a prerequisite for the lease tho it may cost more for carparking if bed numbers ere increased etc.</text:p>
        </text:list-item>
        <text:list-item>
          <text:p text:style-name="P3">Stage 2 –moves the living area to take advantage of the view, and uses the existing footprint for the redevelopment.</text:p>
        </text:list-item>
      </text:list>
      <text:p text:style-name="Standard">We will be getting a building surveyor to look at the current rules including current fire protection legislation to see what this redevelopment will generate in terms of extra costs too.</text:p>
      <text:p text:style-name="Standard"/>
      <text:p text:style-name="P2"><text:span text:style-name="T1">We will put these plans online – please notify Judy if you want a printed copy</text:span></text:p>
      <text:p text:style-name="Standard"/>
      <text:p text:style-name="Standard">Andrew Gray mentioned the roof’s problems – leak proofing and cladding need to occur. This may lead to consideration starting from new (knock down) as compared to refurbishment. Building code considerations need to be complied with too.</text:p>
      <text:p text:style-name="Standard">Comparison needs to be done between refurbishment re rebuild to the stage 2 level.</text:p>
      <text:p text:style-name="Standard">To get a new lease we will have to commit capital. How we choose to use this capital also considers the <text:soft-page-break/>financial structure of the club. Aim is to ensure a lease and improve the amenity.</text:p>
      <text:p text:style-name="Standard">Plan is to have a refurbishment committee to agree on the costs to develop the plan and come up with a budget – Sandy, Peri, Judy and Hamish. <text:s/>Proposed Hamish second Andrew and carried.</text:p>
      <text:p text:style-name="Standard">Correspondence from Board re fire maintenance was brought up –Hamish to check with Martin and ensure this will happen regarding clearing – employing last year’s or another gang to clear.</text:p>
      <text:p text:style-name="Standard"/>
      <text:p text:style-name="Standard">Meeting ended at 10.00pm</text:p>
      <text:p text:style-name="Standard"/>
      <text:h text:style-name="Heading_20_2" text:outline-level="2">Next meeting</text:h>
      <text:p text:style-name="Standard">6<text:span text:style-name="T8">th</text:span> December 2011 at 7.30pm</text:p>
      <text:p text:style-name="Standard">Peri’s Macdonald</text:p>
      <text:p text:style-name="Standard">270 Bluff Rd</text:p>
      <text:p text:style-name="Standard">Sandringham</text:p>
      <text:p text:style-name="Standard">We hope this will be an exciting meeting – come to hear about the plans and meet the architect too ! There will also be discussion of a redevelopment levy, so if you have a view, please contribu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 Farrow</meta:initial-creator>
    <meta:creation-date>2011-11-07T20:32:59</meta:creation-date>
    <dc:date>2011-11-07T20:46:12</dc:date>
    <dc:creator>Bill Farrow</dc:creator>
    <meta:editing-duration>PT00H13M13S</meta:editing-duration>
    <meta:editing-cycles>3</meta:editing-cycles>
    <meta:generator>OpenOffice.org/3.2$Unix OpenOffice.org_project/320m12$Build-9483</meta:generator>
    <meta:document-statistic meta:table-count="0" meta:image-count="0" meta:object-count="0" meta:page-count="3" meta:paragraph-count="55" meta:word-count="1010" meta:character-count="5777"/>
  </office:meta>
</office:document-meta>
</file>